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0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file added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5" office:value-type="string" calcext:value-type="string">
            <text:p>Updated : </text:p>
          </table:table-cell>
          <table:table-cell table:style-name="ce86" table:formula="of:=NOW()" office:value-type="date" office:date-value="2025-02-07T17:52:36.93755" calcext:value-type="date">
            <text:p>7 févr. 2025 - 17:52</text:p>
          </table:table-cell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/>
          <table:table-cell table:style-name="ce15" table:number-columns-repeated="2"/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2"/>
          <table:table-cell table:style-name="ce15" table:number-columns-repeated="2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00" office:value-type="string" calcext:value-type="string">
            <text:p>home_3.0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6" calcext:value-type="float">
            <text:p>6</text:p>
          </table:table-cell>
          <table:table-cell table:style-name="ce59" office:value-type="string" calcext:value-type="string">
            <text:p>06-grisbi-manuel-QIF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40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 style:data-style-name="N2" text:time-value="17:41:37.7222588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35:33.812781503</meta:creation-date>
    <dc:date>2025-02-07T17:52:59.243669393</dc:date>
    <meta:editing-duration>P2DT1H3M36S</meta:editing-duration>
    <meta:editing-cycles>117</meta:editing-cycles>
    <meta:generator>LibreOffice/24.8.4.2$Linux_X86_64 LibreOffice_project/480$Build-2</meta:generator>
    <meta:print-date>2024-12-08T19:24:22.201989724</meta:print-date>
    <meta:printed-by>Fichiers PDF</meta:printed-by>
    <meta:document-statistic meta:table-count="1" meta:cell-count="384" meta:object-count="0"/>
    <meta:user-defined meta:name="qrichtext">1</meta:user-defined>
  </office:meta>
</office:document-meta>
</file>